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var2</text:p>
          </table:table-cell>
          <table:table-cell office:value-type="string" calcext:value-type="string">
            <text:p>var3</text:p>
          </table:table-cell>
          <table:table-cell office:value-type="string" calcext:value-type="string">
            <text:p>var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2345" calcext:value-type="float">
            <text:p>2345</text:p>
          </table:table-cell>
          <table:table-cell table:formula="of:=VLOOKUP([.$A2];[$Sheet2.$A$1:.$C$7];MATCH([.D$1];[$Sheet2.$A$1:.$C$1];0);0)" office:value-type="float" office:value="23" calcext:value-type="float">
            <text:p>23</text:p>
          </table:table-cell>
          <table:table-cell table:formula="of:=VLOOKUP([.$A2];[$Sheet2.$A$1:.$C$7];MATCH([.E$1];[$Sheet2.$A$1:.$C$1];0);0)" office:value-type="string" office:string-value="broodje kroket" calcext:value-type="string">
            <text:p>broodje krok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234" calcext:value-type="float">
            <text:p>234</text:p>
          </table:table-cell>
          <table:table-cell table:formula="of:=VLOOKUP([.$A3];[$Sheet2.$A$1:.$C$7];MATCH([.D$1];[$Sheet2.$A$1:.$C$1];0);0)" office:value-type="float" office:value="4234" calcext:value-type="float">
            <text:p>4234</text:p>
          </table:table-cell>
          <table:table-cell table:formula="of:=VLOOKUP([.$A3];[$Sheet2.$A$1:.$C$7];MATCH([.E$1];[$Sheet2.$A$1:.$C$1];0);0)" office:value-type="string" office:string-value="filet americain" calcext:value-type="string">
            <text:p>filet america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formula="of:=VLOOKUP([.$A4];[$Sheet2.$A$1:.$C$7];MATCH([.D$1];[$Sheet2.$A$1:.$C$1];0);0)" office:value-type="float" office:value="423" calcext:value-type="float">
            <text:p>423</text:p>
          </table:table-cell>
          <table:table-cell table:formula="of:=VLOOKUP([.$A4];[$Sheet2.$A$1:.$C$7];MATCH([.E$1];[$Sheet2.$A$1:.$C$1];0);0)" office:value-type="string" office:string-value="broodje frikadel" calcext:value-type="string">
            <text:p>broodje frika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VLOOKUP([.$A5];[$Sheet2.$A$1:.$C$7];MATCH([.D$1];[$Sheet2.$A$1:.$C$1];0);0)" office:value-type="float" office:value="23" calcext:value-type="float">
            <text:p>23</text:p>
          </table:table-cell>
          <table:table-cell table:formula="of:=VLOOKUP([.$A5];[$Sheet2.$A$1:.$C$7];MATCH([.E$1];[$Sheet2.$A$1:.$C$1];0);0)" office:value-type="string" office:string-value="aardappels" calcext:value-type="string">
            <text:p>aardappel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8" calcext:value-type="float">
            <text:p>678</text:p>
          </table:table-cell>
          <table:table-cell office:value-type="float" office:value="56" calcext:value-type="float">
            <text:p>56</text:p>
          </table:table-cell>
          <table:table-cell table:formula="of:=VLOOKUP([.$A6];[$Sheet2.$A$1:.$C$7];MATCH([.D$1];[$Sheet2.$A$1:.$C$1];0);0)" office:value-type="float" office:value="4234" calcext:value-type="float">
            <text:p>4234</text:p>
          </table:table-cell>
          <table:table-cell table:formula="of:=VLOOKUP([.$A6];[$Sheet2.$A$1:.$C$7];MATCH([.E$1];[$Sheet2.$A$1:.$C$1];0);0)" office:value-type="string" office:string-value="leverworst" calcext:value-type="string">
            <text:p>leverwor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8" calcext:value-type="float">
            <text:p>768</text:p>
          </table:table-cell>
          <table:table-cell office:value-type="float" office:value="25" calcext:value-type="float">
            <text:p>25</text:p>
          </table:table-cell>
          <table:table-cell table:formula="of:=VLOOKUP([.$A7];[$Sheet2.$A$1:.$C$7];MATCH([.D$1];[$Sheet2.$A$1:.$C$1];0);0)" office:value-type="float" office:value="23" calcext:value-type="float">
            <text:p>23</text:p>
          </table:table-cell>
          <table:table-cell table:formula="of:=VLOOKUP([.$A7];[$Sheet2.$A$1:.$C$7];MATCH([.E$1];[$Sheet2.$A$1:.$C$1];0);0)" office:value-type="string" office:string-value="grolsch" calcext:value-type="string">
            <text:p>grolsch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lympic dataset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r3</text:p>
          </table:table-cell>
          <table:table-cell office:value-type="string" calcext:value-type="string">
            <text:p>var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oodje krok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roodje frika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34" calcext:value-type="float">
            <text:p>4234</text:p>
          </table:table-cell>
          <table:table-cell office:value-type="string" calcext:value-type="string">
            <text:p>filet america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olsc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34" calcext:value-type="float">
            <text:p>4234</text:p>
          </table:table-cell>
          <table:table-cell office:value-type="string" calcext:value-type="string">
            <text:p>leverwor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ardappe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8T12:28:31.298538082</meta:creation-date>
    <dc:date>2020-04-28T12:43:30.315733427</dc:date>
    <meta:editing-duration>PT4M48S</meta:editing-duration>
    <meta:editing-cycles>2</meta:editing-cycles>
    <meta:generator>LibreOffice/6.4.3.2$Linux_X86_64 LibreOffice_project/85aa6f776c6af63185291a519637a4f7af4e8a3b</meta:generator>
    <meta:document-statistic meta:table-count="2" meta:cell-count="57" meta:object-count="0"/>
  </office:meta>
</office:document-meta>
</file>